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rsid="002c64cf" officeooo:paragraph-rsid="002c64cf" fo:background-color="#ffff00" style:font-size-asian="10pt" style:font-weight-asian="normal" style:font-size-complex="10pt" style:font-weight-complex="normal"/>
    </style:style>
    <style:style style:name="P2" style:family="paragraph" style:parent-style-name="Heading_20_1">
      <style:paragraph-properties fo:line-height="0.1201in"/>
      <style:text-properties fo:color="#000000" style:font-name="Liberation Serif" fo:font-size="10pt" fo:font-weight="bold" officeooo:rsid="002c64cf" officeooo:paragraph-rsid="002c64cf" fo:background-color="transparent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Liberation Serif" fo:font-size="10pt" fo:font-weight="normal" officeooo:rsid="002c64cf" officeooo:paragraph-rsid="002c64cf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Liberation Serif" fo:font-size="10pt" fo:font-weight="normal" officeooo:rsid="0023bc26" officeooo:paragraph-rsid="0023bc26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style:font-name="Liberation Serif" fo:font-size="10pt" fo:font-weight="normal" officeooo:rsid="0041e6a9" officeooo:paragraph-rsid="0041e6a9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0000" style:font-name="Liberation Serif" fo:font-size="10pt" fo:font-weight="bold" officeooo:rsid="002c64cf" officeooo:paragraph-rsid="002c64cf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0000" style:font-name="Liberation Serif" fo:font-size="10pt" fo:font-weight="bold" officeooo:rsid="0044b86f" officeooo:paragraph-rsid="0044b86f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000000" style:font-name="Liberation Serif" fo:font-size="10pt" fo:font-weight="bold" officeooo:rsid="0023bc26" officeooo:paragraph-rsid="0023bc26" fo:background-color="#ffff00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c9211e" style:font-name="Liberation Serif" fo:font-size="7pt" fo:font-style="italic" fo:font-weight="normal" officeooo:rsid="0023bc26" officeooo:paragraph-rsid="0023bc2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10" style:family="paragraph" style:parent-style-name="Standard">
      <style:text-properties fo:color="#c9211e" style:font-name="Liberation Serif" fo:font-size="7pt" fo:font-style="italic" fo:font-weight="normal" officeooo:rsid="002c64cf" officeooo:paragraph-rsid="002c64cf" fo:background-color="transparent" style:font-size-asian="7pt" style:font-style-asian="italic" style:font-weight-asian="normal" style:font-size-complex="7pt" style:font-style-complex="italic" style:font-weight-complex="normal"/>
    </style:style>
    <style:style style:name="P11" style:family="paragraph" style:parent-style-name="Standard">
      <style:text-properties fo:color="#c9211e" style:font-name="Liberation Serif" fo:font-size="7pt" fo:font-weight="normal" officeooo:rsid="0023bc26" officeooo:paragraph-rsid="0023bc26" fo:background-color="transparent" style:font-size-asian="7pt" style:font-weight-asian="normal" style:font-size-complex="7pt" style:font-weight-complex="normal"/>
    </style:style>
    <style:style style:name="P12" style:family="paragraph" style:parent-style-name="Standard">
      <style:text-properties fo:color="#3465a4" style:font-name="Liberation Serif" fo:font-size="10pt" fo:font-weight="normal" officeooo:rsid="0041e6a9" officeooo:paragraph-rsid="0041e6a9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3465a4" style:font-name="Liberation Serif" fo:font-size="10pt" fo:font-weight="normal" officeooo:rsid="0023bc26" officeooo:paragraph-rsid="0023bc26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3465a4" officeooo:paragraph-rsid="0041e6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b86f" style:font-weight-asian="bold" style:font-weight-complex="bold"/>
    </style:style>
    <style:style style:name="T3" style:family="text">
      <style:text-properties fo:font-weight="bold" officeooo:rsid="004ac3f9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3465a4"/>
    </style:style>
    <style:style style:name="T6" style:family="text">
      <style:text-properties style:font-name="Liberation Serif" fo:font-size="10pt" fo:font-weight="normal" officeooo:rsid="0041e6a9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style:font-name="Liberation Serif" fo:font-size="10pt" fo:font-weight="bold" officeooo:rsid="0041e6a9" fo:background-color="transparent" loext:char-shading-value="0" style:font-size-asian="10pt" style:font-weight-asian="bold" style:font-size-complex="10pt" style:font-weight-complex="bold"/>
    </style:style>
    <style:style style:name="T8" style:family="text">
      <style:text-properties style:font-name="Liberation Serif" fo:font-size="10pt" fo:font-weight="bold" officeooo:rsid="0045aed8" fo:background-color="transparent" loext:char-shading-value="0" style:font-size-asian="10pt" style:font-weight-asian="bold" style:font-size-complex="10pt" style:font-weight-complex="bold"/>
    </style:style>
    <style:style style:name="T9" style:family="text">
      <style:text-properties officeooo:rsid="0044b86f"/>
    </style:style>
    <style:style style:name="T10" style:family="text">
      <style:text-properties fo:color="#000000" officeooo:rsid="0044b86f"/>
    </style:style>
    <style:style style:name="T11" style:family="text">
      <style:text-properties fo:color="#000000" style:font-name="Liberation Serif" fo:font-size="10pt" fo:font-weight="bold" officeooo:rsid="0045aed8" fo:background-color="transparent" loext:char-shading-value="0" style:font-size-asian="10pt" style:font-weight-asian="bold" style:font-size-complex="10pt" style:font-weight-complex="bold"/>
    </style:style>
    <style:style style:name="T12" style:family="text">
      <style:text-properties fo:color="#000000" style:font-name="Liberation Serif" fo:font-size="10pt" fo:font-weight="normal" officeooo:rsid="0045aed8" fo:background-color="transparent" loext:char-shading-value="0" style:font-size-asian="10pt" style:font-weight-asian="normal" style:font-size-complex="10pt" style:font-weight-complex="normal"/>
    </style:style>
    <style:style style:name="T13" style:family="text">
      <style:text-properties fo:color="#000000" style:font-name="Liberation Serif" fo:font-size="8pt" fo:font-weight="normal" officeooo:rsid="0045aed8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fo:font-size="8pt" style:font-size-asian="8pt" style:font-size-complex="8pt"/>
    </style:style>
    <style:style style:name="T15" style:family="text">
      <style:text-properties fo:color="#000000" fo:font-size="8pt" officeooo:rsid="004ac3f9" style:font-size-asian="8pt" style:font-size-complex="8pt"/>
    </style:style>
    <style:style style:name="T16" style:family="text">
      <style:text-properties fo:color="#000000" fo:font-weight="bold" officeooo:rsid="004ac3f9" style:font-weight-asian="bold" style:font-weight-complex="bold"/>
    </style:style>
    <style:style style:name="T17" style:family="text">
      <style:text-properties fo:color="#000000" officeooo:rsid="004ac3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cxemotexnika.org/2019/05/sozdanie-obraza-linux-dlya-raspberry-pi-3-v-yocto/" text:style-name="Internet_20_link" text:visited-style-name="Visited_20_Internet_20_Link">https://cxemotexnika.org/2019/05/sozdanie-obraza-linux-dlya-raspberry-pi-3-v-yocto/</text:a></text:p>
      <text:h text:style-name="P2" text:outline-level="1"><text:bookmark text:name="post-title"/>Создание образа Linux для Raspberry Pi 3 в Yocto</text:h>
      <text:p text:style-name="P6">Сначала локально </text:p>
      <text:p text:style-name="P3">$ sudo apt-get update</text:p>
      <text:p text:style-name="P3">$ sudo apt-get install gawk wget git diffstat unzip texinfo gcc-multilib \</text:p>
      <text:p text:style-name="P3">build-essential chrpath socat cpio python python3 python3-pip python3-pexpect \</text:p>
      <text:p text:style-name="P3">xz-utils debianutils iputils-ping python3-git python3-jinja2 libegl1-mesa libsdl1.2-dev \</text:p>
      <text:p text:style-name="P3">xterm vim -y</text:p>
      <text:p text:style-name="P3">$ mkdir yocto</text:p>
      <text:p text:style-name="P3">$ cd yocto</text:p>
      <text:p text:style-name="P10">Загружаем с git репозиториев необходимые для сборки компоненты :</text:p>
      <text:p text:style-name="P3">$ git clone git://git.yoctoproject.org/poky</text:p>
      <text:p text:style-name="P10">Poky – это эталонный дистрибутив Linux, содержащий систему сборки Open Embedded и набор метаданных. <text:s/>Загружаем Open Embedded :</text:p>
      <text:p text:style-name="P3">$ git clone git://git.openembedded.org/meta-openembedded</text:p>
      <text:p text:style-name="P9">Скачиваем слой BSP (Board Support Package) для плат серии Raspberry Pi :</text:p>
      <text:p text:style-name="P4">$ git clone git://git.yoctoproject.org/meta-raspberrypi</text:p>
      <text:p text:style-name="P9">Запускаем скрипт оболочки oe-init-build-env , который подготовит нам каталог по-умолчанию build для сборки образа и создаст конфигурационные файлы:</text:p>
      <text:p text:style-name="P4">$ source poky/oe-init-build-env</text:p>
      <text:p text:style-name="P11">Если вас не устраивает название каталога build, то его можно задать явно :</text:p>
      <text:p text:style-name="P4">$ . poky/oe-init-build-env rpi3-build</text:p>
      <text:p text:style-name="P11">Теперь нужно добавить необходимые слои программного обеспечения. Например поддержка плат Raspberry Pi (BSP пакет) находиться в слое meta-raspberrypi. Точно так же поддержка компьютерной сети , графического интерфейса пользователя, поддержка средств мультимедиа находятся в разных слоях. Свои программы для нового образа вам также необходимо создавать в отдельном слое.</text:p>
      <text:p text:style-name="P4">$ bitbake-layers add-layer ../meta-raspberrypi</text:p>
      <text:p text:style-name="P4">$ bitbake-layers add-layer ../meta-openembedded/meta-oe</text:p>
      <text:p text:style-name="P4">$ bitbake-layers add-layer ../meta-openembedded/meta-python</text:p>
      <text:p text:style-name="P4">$ bitbake-layers add-layer ../meta-openembedded/meta-perl</text:p>
      <text:p text:style-name="P4">$ bitbake-layers add-layer ../meta-openembedded/meta-multimedia</text:p>
      <text:p text:style-name="P4">$ bitbake-layers add-layer ../meta-openembedded/meta-networking</text:p>
      <text:p text:style-name="P4">$ bitbake-layers add-layer ../meta-openembedded/meta-gnome</text:p>
      <text:p text:style-name="P4">$ bitbake-layers add-layer ../meta-openembedded/meta-xfce</text:p>
      <text:p text:style-name="P11">Вместо использования команды bitbake-layers add-layer можно дописать задействованные слои в файл conf/bblayers.conf вручную.</text:p>
      <text:p text:style-name="P11">После этого нужно добавить название нашей целевой платы в скрипт conf/local.conf :</text:p>
      <text:p text:style-name="P4">$ vim conf/local.conf</text:p>
      <text:p text:style-name="P4">MACHINE ?= "raspberrypi3-64"</text:p>
      <text:p text:style-name="P11">Процесс сборки происходит очень долго, поэтому при наличии многоядерного процессора сборку можно распараллелить добавлением следующих опций в файл conf/local.conf :</text:p>
      <text:p text:style-name="P4">BB_NUMBER_THREADS ?= "2"</text:p>
      <text:p text:style-name="P4">PARALLEL_MAKE ?= "-j 2"</text:p>
      <text:p text:style-name="P11">Чтобы защититься от ошибок при сборке из-за недоступности какого-то репозитория можно добавить в conf/local.conf зеркала :</text:p>
      <text:p text:style-name="P4">SSTATE_MIRRORS = "\</text:p>
      <text:p text:style-name="P4">file://.* http://sstate.yoctoproject.org/dev/PATH;downloadfilename=PATH \n \</text:p>
      <text:p text:style-name="P4">file://.* http://sstate.yoctoproject.org/2.6/PATH;downloadfilename=PATH \n \</text:p>
      <text:p text:style-name="P4">file://.* http://sstate.yoctoproject.org/2.7/PATH;downloadfilename=PATH \n \</text:p>
      <text:p text:style-name="P4">"</text:p>
      <text:p text:style-name="P9">Собрать базовый образ Linux с интерфейсом командной строки можно с помощью команды :</text:p>
      <text:p text:style-name="P4">$ bitbake core-image-base</text:p>
      <text:p text:style-name="P9">Запустить сборку образа с поддержкой графического интерфейса GNOME можно при помощи следующей команды :</text:p>
      <text:p text:style-name="P4">$ bitbake core-image-sato</text:p>
      <text:p text:style-name="P9">Минималистичный образ с поддержкой легковесного графического интерфейса XFCE собирают запуском цели :</text:p>
      <text:p text:style-name="P4">$ bitbake core-image-minimal-xfce</text:p>
      <text:p text:style-name="P7">во всех трех папках перехожу к ветке с одним именем</text:p>
      <text:p text:style-name="P5"><text:s/><text:span text:style-name="T5"><text:s/>origin/master-next</text:span></text:p>
      <text:p text:style-name="P12"><text:s text:c="2"/>origin/scarthgap</text:p>
      <text:p text:style-name="P12"><text:s text:c="2"/>origin/master</text:p>
      <text:p text:style-name="P12"><text:s text:c="2"/>origin/HEAD -&gt; origin/master</text:p>
      <text:p text:style-name="P12"><text:s text:c="2"/><text:span text:style-name="T1">origin/kirkstone <text:s/></text:span><text:span text:style-name="T15">в Докере</text:span></text:p>
      <text:p text:style-name="P14"><text:s/><text:span text:style-name="T6"><text:s/></text:span><text:span text:style-name="T7">origin/dunfell <text:s text:c="6"/></text:span><text:span text:style-name="T13">ERROR: python3-native-3.8.18-r0 do_install:</text:span></text:p>
      <text:p text:style-name="P12"><text:s text:c="2"/>origin/nanbield</text:p>
      <text:p text:style-name="P12"><text:s text:c="2"/><text:span text:style-name="T1">origin/mickledore <text:s text:c="2"/></text:span><text:span text:style-name="T14">ERROR: python3-native-3.11.5-r0 do_install:</text:span></text:p>
      <text:p text:style-name="P12"><text:s text:c="2"/>origin/langdale</text:p>
      <text:p text:style-name="P12"><text:s text:c="2"/>origin/mickledore-next</text:p>
      <text:p text:style-name="P12"><text:s text:c="2"/>origin/honister</text:p>
      <text:p text:style-name="P12"><text:s text:c="2"/>origin/gatesgarth</text:p>
      <text:p text:style-name="P12"><text:s text:c="2"/>origin/hardknott</text:p>
      <text:p text:style-name="P12"><text:s text:c="2"/>origin/master-uninative</text:p>
      <text:p text:style-name="P12"><text:s text:c="2"/>origin/thud</text:p>
      <text:p text:style-name="P12"><text:s text:c="2"/>origin/warrior</text:p>
      <text:p text:style-name="P12"><text:s text:c="2"/>origin/zeus</text:p>
      <text:p text:style-name="P12"><text:s text:c="2"/>origin/pyro</text:p>
      <text:p text:style-name="P12"><text:s text:c="2"/>origin/sumo</text:p>
      <text:p text:style-name="P12"><text:s text:c="2"/><text:span text:style-name="T1">origin/rocko <text:s text:c="8"/></text:span><text:span text:style-name="T10">ошибки при сборке</text:span></text:p>
      <text:p text:style-name="P12"><text:s text:c="2"/>origin/jethro</text:p>
      <text:p text:style-name="P12"><text:s text:c="2"/>origin/krogoth</text:p>
      <text:p text:style-name="P12"><text:s text:c="2"/>origin/morty</text:p>
      <text:p text:style-name="P13"/>
      <text:p text:style-name="P8"><text:a xlink:type="simple" xlink:href="https://docs.yoctoproject.org/2.4.2/yocto-project-qs/yocto-project-qs.html#the-linux-distro" text:style-name="Internet_20_link" text:visited-style-name="Visited_20_Internet_20_Link">https://docs.yoctoproject.org/2.4.2/yocto-project-qs/yocto-project-qs.html#the-linux-distro</text:a></text:p>
      <text:p text:style-name="P8"><text:a xlink:type="simple" xlink:href="https://docs.yoctoproject.org/brief-yoctoprojectqs/index.html" text:style-name="Internet_20_link" text:visited-style-name="Visited_20_Internet_20_Link">https://docs.yoctoproject.org/brief-yoctoprojectqs/index.html</text:a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4-12T16:26:18.847361056</dc:date>
    <meta:editing-duration>PT6H25M23S</meta:editing-duration>
    <meta:editing-cycles>64</meta:editing-cycles>
    <meta:document-statistic meta:table-count="0" meta:image-count="0" meta:object-count="0" meta:page-count="1" meta:paragraph-count="74" meta:word-count="407" meta:character-count="3919" meta:non-whitespace-character-count="3520"/>
  </office:meta>
</office:document-meta>
</file>